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style:font-face style:name="apple-system" svg:font-family="apple-system, BlinkMacSystemFont, 'Segoe UI Adjusted', 'Segoe UI', 'Liberation Sans', sans-serif"/>
    <style:font-face style:name="inherit" svg:font-family="inherit"/>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ooter">
      <style:paragraph-properties fo:text-align="end" style:justify-single-word="false"/>
      <style:text-properties officeooo:rsid="0022544b" officeooo:paragraph-rsid="0022544b"/>
    </style:style>
    <style:style style:name="P4" style:family="paragraph" style:parent-style-name="Footer">
      <style:paragraph-properties fo:text-align="end" style:justify-single-word="false"/>
      <style:text-properties officeooo:rsid="0022544b" officeooo:paragraph-rsid="0026afab"/>
    </style:style>
    <style:style style:name="P5" style:family="paragraph" style:parent-style-name="Heading_20_1">
      <style:paragraph-properties fo:break-before="page"/>
      <style:text-properties officeooo:rsid="001a4e43" officeooo:paragraph-rsid="001a4e43"/>
    </style:style>
    <style:style style:name="P6" style:family="paragraph" style:parent-style-name="Heading_20_1">
      <style:paragraph-properties fo:break-before="page"/>
      <style:text-properties officeooo:rsid="001b9475" officeooo:paragraph-rsid="001b9475"/>
    </style:style>
    <style:style style:name="P7" style:family="paragraph" style:parent-style-name="Standard">
      <style:text-properties officeooo:rsid="001a4e43" officeooo:paragraph-rsid="001a4e43"/>
    </style:style>
    <style:style style:name="P8" style:family="paragraph" style:parent-style-name="Text_20_body">
      <style:text-properties fo:color="#999999" loext:opacity="100%" style:font-name="Ubuntu Sans" fo:font-weight="bold" style:font-weight-asian="bold" style:font-weight-complex="bold"/>
    </style:style>
    <style:style style:name="P9" style:family="paragraph" style:parent-style-name="Text_20_body">
      <style:text-properties fo:language="nl" fo:country="NL" officeooo:rsid="001a4e43" officeooo:paragraph-rsid="001b9475"/>
    </style:style>
    <style:style style:name="P10" style:family="paragraph" style:parent-style-name="Text_20_body">
      <style:text-properties officeooo:rsid="001bdff6" officeooo:paragraph-rsid="001dce0d"/>
    </style:style>
    <style:style style:name="P11" style:family="paragraph" style:parent-style-name="Text_20_body">
      <style:text-properties officeooo:paragraph-rsid="001dce0d"/>
    </style:style>
    <style:style style:name="P12" style:family="paragraph" style:parent-style-name="Text_20_body">
      <style:text-properties officeooo:rsid="001dce0d" officeooo:paragraph-rsid="001dce0d"/>
    </style:style>
    <style:style style:name="P13" style:family="paragraph" style:parent-style-name="Text_20_body" style:list-style-name="L2">
      <style:text-properties officeooo:paragraph-rsid="001f06c4"/>
    </style:style>
    <style:style style:name="P14" style:family="paragraph" style:parent-style-name="Text_20_body" style:list-style-name="L3">
      <style:text-properties officeooo:paragraph-rsid="001f06c4"/>
    </style:style>
    <style:style style:name="P15" style:family="paragraph" style:parent-style-name="Text_20_body" style:list-style-name="L2">
      <style:text-properties officeooo:rsid="001fe2f3" officeooo:paragraph-rsid="001fe2f3"/>
    </style:style>
    <style:style style:name="P16" style:family="paragraph" style:parent-style-name="Text_20_body">
      <style:text-properties officeooo:paragraph-rsid="001ffac5"/>
    </style:style>
    <style:style style:name="P17" style:family="paragraph" style:parent-style-name="Text_20_body" style:list-style-name="L4">
      <style:text-properties officeooo:paragraph-rsid="001ffac5"/>
    </style:style>
    <style:style style:name="P18" style:family="paragraph" style:parent-style-name="Text_20_body">
      <style:text-properties officeooo:rsid="0020594b" officeooo:paragraph-rsid="0020594b"/>
    </style:style>
    <style:style style:name="P19" style:family="paragraph" style:parent-style-name="Title" style:master-page-name="First_20_Page">
      <style:paragraph-properties fo:text-align="start" style:justify-single-word="false" style:page-number="auto"/>
    </style:style>
    <style:style style:name="T1" style:family="text">
      <style:text-properties officeooo:rsid="001a4e43"/>
    </style:style>
    <style:style style:name="T2" style:family="text">
      <style:text-properties officeooo:rsid="001b9475"/>
    </style:style>
    <style:style style:name="T3" style:family="text">
      <style:text-properties officeooo:rsid="001bdff6"/>
    </style:style>
    <style:style style:name="T4" style:family="text">
      <style:text-properties fo:language="nl" fo:country="NL"/>
    </style:style>
    <style:style style:name="T5" style:family="text">
      <style:text-properties fo:language="nl" fo:country="NL" officeooo:rsid="001dce0d"/>
    </style:style>
    <style:style style:name="T6" style:family="text">
      <style:text-properties fo:language="nl" fo:country="NL" officeooo:rsid="001f06c4"/>
    </style:style>
    <style:style style:name="T7" style:family="text">
      <style:text-properties fo:language="nl" fo:country="NL" officeooo:rsid="001ffac5"/>
    </style:style>
    <style:style style:name="T8" style:family="text">
      <style:text-properties fo:font-variant="normal" fo:text-transform="none" style:font-name="Ubuntu Sans" fo:font-size="11.25pt" fo:language="nl" fo:country="NL" fo:font-style="normal" fo:font-weight="normal" officeooo:rsid="001f06c4"/>
    </style:style>
    <style:style style:name="T9" style:family="text">
      <style:text-properties fo:font-variant="normal" fo:text-transform="none" style:font-name="Ubuntu Sans" fo:font-size="11.25pt" fo:font-style="normal" fo:font-weight="normal"/>
    </style:style>
    <style:style style:name="T10" style:family="text">
      <style:text-properties fo:font-variant="normal" fo:text-transform="none" fo:letter-spacing="normal" fo:language="nl" fo:country="NL" fo:font-style="normal" fo:font-weight="normal" officeooo:rsid="001ffac5" loext:padding="0in" loext:border="none"/>
    </style:style>
    <style:style style:name="T11" style:family="text">
      <style:text-properties fo:font-variant="normal" fo:text-transform="none" fo:letter-spacing="normal" fo:language="nl" fo:country="NL" fo:font-style="normal" fo:font-weight="normal" loext:padding="0in" loext: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ntwikkelomgeving MonitorXpert</text:p>
      <text:p text:style-name="P8">Company XYZ<text:line-break/><text:span text:style-name="T1">D. van Wijk</text:spa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Inhoudsopgave</text:p>
          </text:index-title>
          <text:p text:style-name="P1"><text:a xlink:type="simple" xlink:href="#__RefHeading___Toc237_3574391996" text:style-name="Index_20_Link" text:visited-style-name="Index_20_Link">01. Introductie<text:tab/>3</text:a></text:p>
          <text:p text:style-name="P1"><text:a xlink:type="simple" xlink:href="#__RefHeading___Toc239_3574391996" text:style-name="Index_20_Link" text:visited-style-name="Index_20_Link">02. Vereiste programma’s<text:tab/>4</text:a></text:p>
        </text:index-body>
      </text:table-of-content>
      <text:p text:style-name="P7"/>
      <text:h text:style-name="P5" text:outline-level="1"><text:bookmark-start text:name="__RefHeading___Toc237_3574391996"/>01. <text:span text:style-name="T2">Introductie</text:span><text:bookmark-end text:name="__RefHeading___Toc237_3574391996"/></text:h>
      <text:p text:style-name="P9">Voor EcoPower system ontwikkelen we een monitoringsdashboard voor haar centrales: “Project MonitorXpert”. Het is uiteindelijk mogelijk om de status van de centrales te volgen, storingen en onderhoudswerkzaamheden te melden. <text:span text:style-name="T2">In dit document staat de benodigde infrastructuur gedocumenteerd, dit zodat iedereen goed kan samenwerken en op dezelfde lijn is. Dit voorkomt eventuele setup-gerelateerde problematiek later. </text:span></text:p>
      <text:p text:style-name="P9"/>
      <text:p text:style-name="P9"><text:span text:style-name="T2">We zullen de oplossing als Windows applicatie ontwikkelen en maken gebruik van WinUI in combinatie met Entity Core Framework voor efficiente databasecommunicatie. Voor versiebeheer gebruiken we Git en GitHub, waar we onze code zullen pushen. Tevens staat de projectplanning op GitHub. </text:span><text:span text:style-name="T3">Dit is dus de centrale plaats waar zowel de code als taken aanwezig zijn.</text:span></text:p>
      <text:h text:style-name="P6" text:outline-level="1"><text:bookmark-start text:name="__RefHeading___Toc239_3574391996"/>02. <text:span text:style-name="T3">Vereiste programma’s</text:span><text:bookmark-end text:name="__RefHeading___Toc239_3574391996"/></text:h>
      <text:p text:style-name="P10"><text:span text:style-name="T4">We raden aan om voor de ontwikkeling van deze applicatie het </text:span><text:a xlink:type="simple" xlink:href="https://www.microsoft.com/en-us/windows" text:style-name="Internet_20_link" text:visited-style-name="Visited_20_Internet_20_Link"><text:span text:style-name="T4">Microsoft Windows</text:span></text:a><text:span text:style-name="T4"> besturingssysteem te gebruiken, dit omdat we onze app ook ontwikkelen voor Windows en daar goedwerkende hulpmiddelen beschikbaar zijn. </text:span><text:span text:style-name="T5">Het wordt tevens aangeraden om Windows 11 te gebruiken, versie 10 is ook mogelijk, maar biedt mogelijk niet alle nieuwste functionaliteiten.</text:span></text:p>
      <text:p text:style-name="P11"><text:span text:style-name="T5">Om een applicatie zoals deze te ontwikkelen hebben we een IDE (Intregrated Development Enviroment) nodig. </text:span><text:a xlink:type="simple" xlink:href="https://visualstudio.microsoft.com/" text:style-name="Internet_20_link" text:visited-style-name="Visited_20_Internet_20_Link"><text:span text:style-name="T5">Microsoft Visual Studio</text:span></text:a><text:span text:style-name="T4">. </text:span><text:span text:style-name="T5">Deze biedt de juiste hulpmiddelen voor het ontwikkelingsproces.</text:span></text:p>
      <text:p text:style-name="P12"><text:span text:style-name="T4">We hebben een Visual Studio instantie nodig met </text:span><text:span text:style-name="T6">de volgende modules. Ze zijn te vinden onder de Workloads en installatiemodules:</text:span></text:p>
      <text:list text:style-name="L3">
        <text:list-item>
          <text:p text:style-name="P14"><text:span text:style-name="T8">".NET desktop development" &gt; "Windows App SDK C# Templates"</text:span></text:p>
        </text:list-item>
      </text:list>
      <text:list text:style-name="L2">
        <text:list-item>
          <text:p text:style-name="P13"><text:span text:style-name="T9">"Desktop development with C++" &gt; "Windows App SDK C++ Templates"</text:span></text:p>
        </text:list-item>
        <text:list-item>
          <text:p text:style-name="P15"><text:span text:style-name="T9">Windows Application Development</text:span></text:p>
        </text:list-item>
      </text:list>
      <text:p text:style-name="P16"><text:span text:style-name="T6">Als template kiezen we Blank App, Packaged (WinUI </text:span><text:span text:style-name="T7">3 in Desktop</text:span><text:span text:style-name="T6">). </text:span><text:span text:style-name="T7">Tevens hebben we de volgende NuGet pakket nodig. Deze bieden ondersteuning voor het Entity Core Framework:</text:span></text:p>
      <text:list text:style-name="L4">
        <text:list-item>
          <text:p text:style-name="P17"><text:span text:style-name="T10">System.Text.Json</text:span></text:p>
        </text:list-item>
        <text:list-item>
          <text:p text:style-name="P17"><text:span text:style-name="T10">Pomelo.EntityFrameworkCore.MySql</text:span></text:p>
        </text:list-item>
      </text:list>
      <text:p text:style-name="P18"><text:span text:style-name="T10">A</text:span><text:span text:style-name="T11">ls Database gebruiken we MySql en hebben een lokale webserver als Xampp of Laragon nodig voor het ontwikkelen en testen van de database. PhpMyAdmin gebruiken we als Database manager. Een andere setup is mogelijk, zolang de applicatie maar met de database zoals anderen kan communicer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style:font-face style:name="apple-system" svg:font-family="apple-system, BlinkMacSystemFont, 'Segoe UI Adjusted', 'Segoe UI', 'Liberation Sans',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 Sans" fo:font-family="'Ubuntu Sans'"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2544b" officeooo:paragraph-rsid="0026afab"/>
    </style:style>
    <style:style style:name="MP2" style:family="paragraph" style:parent-style-name="Footer">
      <style:paragraph-properties fo:text-align="end" style:justify-single-word="false"/>
      <style:text-properties officeooo:rsid="0022544b" officeooo:paragraph-rsid="0022544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 Schoonen, M. Escaravage, K. van Drunen, D. van Wijk<text:tab/><text:page-number text:select-page="current">3</text:page-number>/<text:page-count>4</text:page-count></text:p>
      </style:footer>
      <style:footer-left>
        <text:p text:style-name="MP2">M. Schoonen, M. Escaravage, K. van Drunen, D. van Wijk<text:tab/><text:page-number text:select-page="current">4</text:page-number>/<text:page-count>4</text:page-count></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09:30:42.409528438</meta:creation-date>
    <dc:date>2024-09-23T10:16:13.744173557</dc:date>
    <meta:editing-duration>PT32M43S</meta:editing-duration>
    <meta:editing-cycles>14</meta:editing-cycles>
    <meta:generator>LibreOffice/24.2.5.2$Linux_X86_64 LibreOffice_project/420$Build-2</meta:generator>
    <meta:print-date>2024-09-23T10:13:59.141902344</meta:print-date>
    <meta:printed-by>PDF files</meta:printed-by>
    <meta:document-statistic meta:table-count="0" meta:image-count="0" meta:object-count="0" meta:page-count="4" meta:paragraph-count="22" meta:word-count="361" meta:character-count="2437" meta:non-whitespace-character-count="2102"/>
  </office:meta>
</office:document-meta>
</file>